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Ubuntu" svg:font-family="Ubuntu,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officeooo:paragraph-rsid="00178de0"/>
    </style:style>
    <style:style style:name="P2" style:family="paragraph" style:parent-style-name="Standard">
      <style:paragraph-properties fo:margin-left="0cm" fo:margin-right="0cm" fo:text-indent="0cm" style:auto-text-indent="false"/>
      <style:text-properties officeooo:paragraph-rsid="0017c3e1"/>
    </style:style>
    <style:style style:name="P3" style:family="paragraph" style:parent-style-name="Standard">
      <style:paragraph-properties fo:margin-left="0cm" fo:margin-right="0cm" fo:text-indent="0cm" style:auto-text-indent="false"/>
      <style:text-properties officeooo:paragraph-rsid="00184c60"/>
    </style:style>
    <style:style style:name="P4" style:family="paragraph" style:parent-style-name="Standard">
      <style:paragraph-properties fo:margin-left="0cm" fo:margin-right="0cm" fo:text-indent="0cm" style:auto-text-indent="false"/>
      <style:text-properties fo:font-style="italic" officeooo:paragraph-rsid="00184c60" style:font-style-asian="italic" style:font-style-complex="italic"/>
    </style:style>
    <style:style style:name="P5"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normal" officeooo:paragraph-rsid="00178de0" loext:padding="0cm" loext:border="none"/>
    </style:style>
    <style:style style:name="P6"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normal" officeooo:paragraph-rsid="0017c3e1" loext:padding="0cm" loext:border="none"/>
    </style:style>
    <style:style style:name="P7" style:family="paragraph" style:parent-style-name="Standard">
      <style:paragraph-properties fo:margin-left="0.132cm" fo:margin-right="0.132cm" fo:margin-top="0.132cm" fo:margin-bottom="0.132cm" loext:contextual-spacing="false" fo:orphans="2" fo:widows="2" fo:text-indent="0cm" style:auto-text-indent="false"/>
      <style:text-properties fo:font-variant="normal" fo:text-transform="none" fo:color="#252525" style:font-name="Roboto" fo:font-size="13.5pt" fo:letter-spacing="normal" fo:font-style="normal" fo:font-weight="normal" loext:padding="0cm" loext:border="none"/>
    </style:style>
    <style:style style:name="P8" style:family="paragraph" style:parent-style-name="Standard">
      <style:paragraph-properties fo:margin-left="0.132cm" fo:margin-right="0.132cm" fo:margin-top="0.132cm" fo:margin-bottom="0.132cm" loext:contextual-spacing="false" fo:orphans="2" fo:widows="2" fo:text-indent="0cm" style:auto-text-indent="false"/>
      <style:text-properties fo:font-variant="normal" fo:text-transform="none" fo:color="#252525" style:font-name="Roboto" fo:font-size="13.5pt" fo:letter-spacing="normal" fo:font-style="normal" fo:font-weight="normal" style:font-weight-asian="normal" style:font-weight-complex="normal"/>
    </style:style>
    <style:style style:name="P9" style:family="paragraph" style:parent-style-name="Standard">
      <style:paragraph-properties fo:margin-left="0.132cm" fo:margin-right="0.132cm" fo:margin-top="0.132cm" fo:margin-bottom="0.132cm" loext:contextual-spacing="false" fo:orphans="2" fo:widows="2" fo:text-indent="0cm" style:auto-text-indent="false"/>
      <style:text-properties fo:font-variant="normal" fo:text-transform="none" fo:color="#252525" style:font-name="Roboto" fo:font-size="13.5pt" fo:letter-spacing="normal" fo:font-style="normal" fo:font-weight="normal" officeooo:paragraph-rsid="0015b0b3" style:font-weight-asian="normal" style:font-weight-complex="normal" loext:padding="0cm" loext:border="none"/>
    </style:style>
    <style:style style:name="P10" style:family="paragraph" style:parent-style-name="Standard">
      <style:paragraph-properties fo:margin-left="0.132cm" fo:margin-right="0.132cm" fo:margin-top="0.132cm" fo:margin-bottom="0.132cm" loext:contextual-spacing="false" fo:orphans="2" fo:widows="2" fo:text-indent="0cm" style:auto-text-indent="false"/>
      <style:text-properties fo:font-variant="normal" fo:text-transform="none" fo:color="#252525" style:font-name="Roboto" fo:font-size="13.5pt" fo:letter-spacing="normal" fo:font-style="normal" fo:font-weight="bold" officeooo:paragraph-rsid="0015b0b3" style:font-weight-asian="bold" style:font-weight-complex="bold" loext:padding="0cm" loext:border="none"/>
    </style:style>
    <style:style style:name="P11" style:family="paragraph" style:parent-style-name="Standard">
      <style:paragraph-properties fo:margin-left="0.132cm" fo:margin-right="0.132cm" fo:margin-top="0.132cm" fo:margin-bottom="0.132cm" loext:contextual-spacing="false" fo:orphans="2" fo:widows="2" fo:text-indent="0cm" style:auto-text-indent="false"/>
      <style:text-properties fo:font-variant="normal" fo:text-transform="none" fo:color="#252525" style:font-name="Roboto" fo:font-size="10.5pt" fo:letter-spacing="normal" fo:font-style="normal" fo:font-weight="bold" style:font-weight-asian="bold" style:font-weight-complex="bold" loext:padding="0cm" loext:border="none"/>
    </style:style>
    <style:style style:name="P12" style:family="paragraph" style:parent-style-name="Standard">
      <style:paragraph-properties fo:margin-left="0.132cm" fo:margin-right="0.132cm" fo:margin-top="0.132cm" fo:margin-bottom="0.132cm" loext:contextual-spacing="false" fo:orphans="2" fo:widows="2" fo:text-indent="0cm" style:auto-text-indent="false"/>
      <style:text-properties fo:font-variant="normal" fo:text-transform="none" fo:color="#000000" style:font-name="Ubuntu" fo:font-size="16.5pt" fo:letter-spacing="normal" fo:font-style="normal" fo:font-weight="normal" loext:padding="0cm" loext:border="none"/>
    </style:style>
    <style:style style:name="P13" style:family="paragraph" style:parent-style-name="Standard">
      <style:paragraph-properties fo:margin-left="0.132cm" fo:margin-right="0.132cm" fo:margin-top="0.132cm" fo:margin-bottom="0.132cm" loext:contextual-spacing="false" fo:orphans="2" fo:widows="2" fo:text-indent="0cm" style:auto-text-indent="false"/>
      <style:text-properties officeooo:paragraph-rsid="0015b0b3"/>
    </style:style>
    <style:style style:name="P14" style:family="paragraph" style:parent-style-name="Standard">
      <style:paragraph-properties fo:margin-left="0.132cm" fo:margin-right="0.132cm" fo:margin-top="0.132cm" fo:margin-bottom="0.132cm" loext:contextual-spacing="false" fo:orphans="2" fo:widows="2" fo:text-indent="0cm" style:auto-text-indent="false"/>
      <style:text-properties fo:font-weight="bold" style:font-weight-asian="bold" style:font-weight-complex="bold"/>
    </style:style>
    <style:style style:name="P15" style:family="paragraph" style:parent-style-name="Standard">
      <style:paragraph-properties fo:margin-top="0.132cm" fo:margin-bottom="0.132cm" loext:contextual-spacing="false" fo:orphans="2" fo:widows="2"/>
      <style:text-properties officeooo:paragraph-rsid="0016462b"/>
    </style:style>
    <style:style style:name="P16" style:family="paragraph" style:parent-style-name="Standard">
      <style:paragraph-properties fo:margin-top="0.132cm" fo:margin-bottom="0.132cm" loext:contextual-spacing="false" fo:orphans="2" fo:widows="2"/>
      <style:text-properties fo:font-variant="normal" fo:text-transform="none" fo:color="#252525" style:font-name="Roboto" fo:font-size="13.5pt" fo:letter-spacing="normal" fo:font-style="normal" fo:font-weight="bold" officeooo:paragraph-rsid="0016462b" style:font-weight-asian="bold" style:font-weight-complex="bold" loext:padding="0cm" loext:border="none"/>
    </style:style>
    <style:style style:name="P17" style:family="paragraph" style:parent-style-name="Standard">
      <style:text-properties officeooo:paragraph-rsid="001920bb"/>
    </style:style>
    <style:style style:name="P18" style:family="paragraph" style:parent-style-name="Standard">
      <style:text-properties fo:font-variant="normal" fo:text-transform="none" fo:color="#252525" style:font-name="Roboto" fo:font-size="13.5pt" fo:letter-spacing="normal" fo:font-style="normal" fo:font-weight="normal" officeooo:paragraph-rsid="001920bb" loext:padding="0cm" loext:border="none"/>
    </style:style>
    <style:style style:name="P19" style:family="paragraph" style:parent-style-name="Standard">
      <style:text-properties officeooo:paragraph-rsid="001920bb"/>
    </style:style>
    <style:style style:name="P20" style:family="paragraph" style:parent-style-name="Standard">
      <style:text-properties fo:font-variant="normal" fo:text-transform="none" fo:color="#000000" style:font-name="Ubuntu" fo:font-size="16.5pt" fo:letter-spacing="normal" fo:font-style="italic" fo:font-weight="normal" officeooo:paragraph-rsid="001ff599" style:font-style-asian="italic" style:font-style-complex="italic" loext:padding="0cm" loext:border="none"/>
    </style:style>
    <style:style style:name="P21" style:family="paragraph" style:parent-style-name="Standard">
      <style:paragraph-properties fo:orphans="2" fo:widows="2"/>
    </style:style>
    <style:style style:name="P22" style:family="paragraph" style:parent-style-name="Standard">
      <style:text-properties officeooo:paragraph-rsid="001ff599"/>
    </style:style>
    <style:style style:name="P23" style:family="paragraph" style:parent-style-name="Standard" style:list-style-name="L1">
      <style:paragraph-properties fo:margin-top="0.132cm" fo:margin-bottom="0.132cm" loext:contextual-spacing="false" fo:orphans="2" fo:widows="2"/>
      <style:text-properties officeooo:paragraph-rsid="0016462b"/>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bold" officeooo:paragraph-rsid="0017c3e1" style:font-weight-asian="bold" style:font-weight-complex="bold" loext:padding="0cm" loext:border="none"/>
    </style:style>
    <style:style style:name="P26" style:family="paragraph" style:parent-style-name="Standard">
      <style:paragraph-properties fo:margin-left="0cm" fo:margin-right="0cm" fo:text-indent="0cm" style:auto-text-indent="false"/>
      <style:text-properties fo:font-variant="normal" fo:text-transform="none" fo:color="#000000" style:font-name="Ubuntu" fo:font-size="14.25pt" fo:letter-spacing="normal" fo:font-style="normal" fo:font-weight="normal" fo:background-color="transparent" style:font-weight-asian="bold" style:font-weight-complex="bold" loext:padding="0cm" loext:border="none"/>
    </style:style>
    <style:style style:name="P27" style:family="paragraph" style:parent-style-name="Standard">
      <style:paragraph-properties fo:margin-left="0cm" fo:margin-right="0cm" fo:text-indent="0cm" style:auto-text-indent="false"/>
      <style:text-properties fo:font-variant="normal" fo:text-transform="none" fo:color="#000000" style:font-name="Ubuntu" fo:font-size="14.25pt" fo:letter-spacing="normal" fo:font-style="normal" fo:font-weight="bold" fo:background-color="transparent" style:font-weight-asian="bold" style:font-weight-complex="bold" loext:padding="0cm" loext:border="none"/>
    </style:style>
    <style:style style:name="P28" style:family="paragraph" style:parent-style-name="Standard">
      <style:paragraph-properties fo:margin-left="0cm" fo:margin-right="0cm" fo:text-indent="0cm" style:auto-text-indent="false"/>
      <style:text-properties fo:font-variant="normal" fo:text-transform="none" fo:color="#000000" style:font-name="Ubuntu" fo:font-size="16.5pt" fo:letter-spacing="normal" fo:font-style="italic" fo:font-weight="normal" style:font-style-asian="italic" style:font-style-complex="italic" loext:padding="0cm" loext:border="none"/>
    </style:style>
    <style:style style:name="P29" style:family="paragraph" style:parent-style-name="Standard">
      <style:paragraph-properties fo:margin-left="0cm" fo:margin-right="0cm" fo:text-indent="0cm" style:auto-text-indent="false"/>
      <style:text-properties fo:font-variant="normal" fo:text-transform="none" fo:color="#000000" style:font-name="Ubuntu" fo:font-size="16.5pt" fo:letter-spacing="normal" fo:font-style="italic" fo:font-weight="normal" style:font-style-asian="italic" style:font-weight-asian="bold" style:font-style-complex="italic" style:font-weight-complex="bold" loext:padding="0cm" loext:border="none"/>
    </style:style>
    <style:style style:name="P30" style:family="paragraph" style:parent-style-name="Standard">
      <style:paragraph-properties fo:margin-left="0cm" fo:margin-right="0cm" fo:text-indent="0cm" style:auto-text-indent="false"/>
      <style:text-properties fo:font-weight="bold" style:font-weight-asian="bold" style:font-weight-complex="bold"/>
    </style:style>
    <style:style style:name="P31" style:family="paragraph" style:parent-style-name="Standard">
      <style:paragraph-properties fo:margin-left="0cm" fo:margin-right="0.159cm" fo:text-indent="0cm" style:auto-text-indent="false"/>
    </style:style>
    <style:style style:name="T1" style:family="text">
      <style:text-properties fo:font-variant="normal" fo:text-transform="none" fo:color="#000000" style:font-name="Ubuntu" fo:font-size="16.5pt" fo:letter-spacing="normal" fo:font-weight="normal" loext:padding="0cm" loext:border="none"/>
    </style:style>
    <style:style style:name="T2" style:family="text">
      <style:text-properties fo:font-variant="normal" fo:text-transform="none" fo:color="#000000" style:font-name="Ubuntu" fo:font-size="16.5pt" fo:letter-spacing="normal" fo:font-weight="normal" officeooo:rsid="0017c3e1" loext:padding="0cm" loext:border="none"/>
    </style:style>
    <style:style style:name="T3" style:family="text">
      <style:text-properties fo:font-variant="normal" fo:text-transform="none" fo:color="#000000" style:font-name="Ubuntu" fo:font-size="16.5pt" fo:letter-spacing="normal" fo:font-style="italic" fo:font-weight="normal" style:font-style-asian="italic" style:font-style-complex="italic" loext:padding="0cm" loext:border="none"/>
    </style:style>
    <style:style style:name="T4" style:family="text">
      <style:text-properties fo:font-variant="normal" fo:text-transform="none" fo:color="#000000" style:font-name="Ubuntu" fo:font-size="16.5pt" fo:letter-spacing="normal" fo:font-style="italic" fo:font-weight="normal" officeooo:rsid="001ff599" style:font-style-asian="italic" style:font-style-complex="italic" loext:padding="0cm" loext:border="none"/>
    </style:style>
    <style:style style:name="T5" style:family="text">
      <style:text-properties fo:font-variant="normal" fo:text-transform="none" fo:color="#000000" style:font-name="Ubuntu" fo:font-size="14.25pt" fo:letter-spacing="normal" fo:font-style="normal" fo:font-weight="normal" loext:padding="0cm" loext:border="none"/>
    </style:style>
    <style:style style:name="T6" style:family="text">
      <style:text-properties fo:font-variant="normal" fo:text-transform="none" fo:color="#000000" style:font-name="Ubuntu" fo:font-size="14.25pt" fo:letter-spacing="normal" fo:font-style="normal" fo:font-weight="bold" style:font-weight-asian="bold" style:font-weight-complex="bold" loext:padding="0cm" loext:border="none"/>
    </style:style>
    <style:style style:name="T7" style:family="text">
      <style:text-properties fo:font-variant="normal" fo:text-transform="none" fo:color="#252525" style:font-name="Roboto" fo:font-size="10.5pt" fo:letter-spacing="normal" fo:font-style="normal" fo:font-weight="normal"/>
    </style:style>
    <style:style style:name="T8" style:family="text">
      <style:text-properties fo:font-variant="normal" fo:text-transform="none" fo:color="#252525" style:font-name="Roboto" fo:font-size="10.5pt" fo:letter-spacing="normal" fo:font-style="normal" fo:font-weight="normal" loext:padding="0cm" loext:border="none"/>
    </style:style>
    <style:style style:name="T9" style:family="text">
      <style:text-properties fo:font-variant="normal" fo:text-transform="none" fo:color="#252525" style:font-name="Roboto" fo:font-size="13.5pt" fo:letter-spacing="normal" fo:font-style="normal" fo:font-weight="normal"/>
    </style:style>
    <style:style style:name="T10" style:family="text">
      <style:text-properties fo:font-variant="normal" fo:text-transform="none" fo:color="#252525" style:font-name="Roboto" fo:font-size="13.5pt" fo:letter-spacing="normal" fo:font-style="normal" fo:font-weight="normal" loext:padding="0cm" loext:border="none"/>
    </style:style>
    <style:style style:name="T11" style:family="text">
      <style:text-properties fo:font-variant="normal" fo:text-transform="none" fo:color="#252525" style:font-name="Roboto" fo:font-size="13.5pt" fo:letter-spacing="normal" fo:font-style="normal" fo:font-weight="normal" style:font-weight-asian="normal" style:font-weight-complex="normal"/>
    </style:style>
    <style:style style:name="T12" style:family="text">
      <style:text-properties fo:font-variant="normal" fo:text-transform="none" fo:color="#252525" style:font-name="Roboto" fo:font-size="13.5pt" fo:letter-spacing="normal" fo:font-style="normal" fo:font-weight="normal" officeooo:rsid="00158504" style:font-weight-asian="normal" style:font-weight-complex="normal" loext:padding="0cm" loext:border="none"/>
    </style:style>
    <style:style style:name="T13" style:family="text">
      <style:text-properties fo:font-variant="normal" fo:text-transform="none" fo:color="#252525" style:font-name="Roboto" fo:font-size="13.5pt" fo:letter-spacing="normal" fo:font-style="normal" fo:font-weight="normal" style:font-weight-asian="normal" style:font-weight-complex="normal" loext:padding="0cm" loext:border="none"/>
    </style:style>
    <style:style style:name="T14" style:family="text">
      <style:text-properties fo:font-variant="normal" fo:text-transform="none" fo:color="#252525" style:font-name="Roboto" fo:font-size="13.5pt" fo:letter-spacing="normal" fo:font-style="normal" fo:font-weight="normal" officeooo:rsid="0015b0b3" loext:padding="0cm" loext:border="none"/>
    </style:style>
    <style:style style:name="T15" style:family="text">
      <style:text-properties fo:font-variant="normal" fo:text-transform="none" fo:color="#252525" style:font-name="Roboto" fo:font-size="13.5pt" fo:letter-spacing="normal" fo:font-style="normal" fo:font-weight="normal" officeooo:rsid="00178de0" loext:padding="0cm" loext:border="none"/>
    </style:style>
    <style:style style:name="T16" style:family="text">
      <style:text-properties fo:font-variant="normal" fo:text-transform="none" fo:color="#252525" style:font-name="Roboto" fo:font-size="13.5pt" fo:letter-spacing="normal" fo:font-style="normal" fo:font-weight="normal" officeooo:rsid="0017c3e1" loext:padding="0cm" loext:border="none"/>
    </style:style>
    <style:style style:name="T17" style:family="text">
      <style:text-properties fo:font-variant="normal" fo:text-transform="none" fo:color="#252525" style:font-name="Roboto" fo:font-size="13.5pt" fo:letter-spacing="normal" fo:font-style="normal" fo:font-weight="normal" style:font-style-asian="italic" style:font-style-complex="italic" loext:padding="0cm" loext:border="none"/>
    </style:style>
    <style:style style:name="T18" style:family="text">
      <style:text-properties fo:font-variant="normal" fo:text-transform="none" fo:color="#252525" style:font-name="Roboto" fo:font-size="13.5pt" fo:letter-spacing="normal" fo:font-style="normal" fo:font-weight="normal" officeooo:rsid="001ff599" loext:padding="0cm" loext:border="none"/>
    </style:style>
    <style:style style:name="T19" style:family="text">
      <style:text-properties fo:font-variant="normal" fo:text-transform="none" fo:color="#252525" style:font-name="Roboto" fo:font-size="13.5pt" fo:letter-spacing="normal" fo:font-style="normal" officeooo:rsid="00158504" loext:padding="0cm" loext:border="none"/>
    </style:style>
    <style:style style:name="T20" style:family="text">
      <style:text-properties fo:font-variant="normal" fo:text-transform="none" fo:color="#252525" style:font-name="Roboto" fo:font-size="13.5pt" fo:letter-spacing="normal" fo:font-style="normal" loext:padding="0cm" loext:border="none"/>
    </style:style>
    <style:style style:name="T21" style:family="text">
      <style:text-properties fo:font-variant="normal" fo:text-transform="none" fo:color="#252525" style:font-name="Roboto" fo:font-size="13.5pt" fo:letter-spacing="normal" fo:font-style="normal" loext:padding="0cm" loext:border="none" fo:background-color="#ffffff"/>
    </style:style>
    <style:style style:name="T22" style:family="text">
      <style:text-properties fo:font-variant="normal" fo:text-transform="none" fo:color="#252525" style:font-name="Roboto" fo:font-size="13.5pt" fo:letter-spacing="normal" fo:font-style="normal" fo:font-weight="bold" officeooo:rsid="00158504" style:font-weight-asian="bold" style:font-weight-complex="bold" loext:padding="0cm" loext:border="none"/>
    </style:style>
    <style:style style:name="T23" style:family="text">
      <style:text-properties fo:font-variant="normal" fo:text-transform="none" fo:color="#252525" style:font-name="Roboto" fo:font-size="13.5pt" fo:letter-spacing="normal" fo:font-style="normal" fo:font-weight="bold" style:font-weight-asian="bold" style:font-weight-complex="bold" loext:padding="0cm" loext:border="none"/>
    </style:style>
    <style:style style:name="T24" style:family="text">
      <style:text-properties fo:font-variant="normal" fo:text-transform="none" fo:color="#252525" style:font-name="Roboto" fo:font-size="13.5pt" fo:letter-spacing="normal" fo:font-style="normal" fo:font-weight="bold" officeooo:rsid="001d6ac4" style:font-weight-asian="bold" style:font-weight-complex="bold" loext:padding="0cm" loext:border="none"/>
    </style:style>
    <style:style style:name="T25" style:family="text">
      <style:text-properties fo:font-variant="normal" fo:text-transform="none" fo:color="#252525" style:font-name="Roboto" fo:font-size="13.5pt" fo:letter-spacing="normal" fo:font-style="normal" fo:font-weight="bold" officeooo:rsid="0015b0b3" style:font-weight-asian="bold" style:font-weight-complex="bold" loext:padding="0cm" loext:border="none"/>
    </style:style>
    <style:style style:name="T26" style:family="text">
      <style:text-properties fo:font-variant="normal" fo:text-transform="none" fo:color="#252525" style:font-name="Roboto" fo:font-size="13.5pt" fo:letter-spacing="normal" fo:font-style="normal" fo:font-weight="bold" officeooo:rsid="001ff599" style:font-weight-asian="bold" style:font-weight-complex="bold" loext:padding="0cm" loext:border="none"/>
    </style:style>
    <style:style style:name="T27" style:family="text">
      <style:text-properties fo:font-variant="normal" fo:text-transform="none" fo:color="#252525" style:font-name="Roboto" fo:font-size="13.5pt" fo:letter-spacing="normal" fo:font-style="normal" fo:font-weight="bold" fo:background-color="#ffff00" loext:char-shading-value="0" style:font-weight-asian="bold" style:font-weight-complex="bold" loext:padding="0cm" loext:border="none"/>
    </style:style>
    <style:style style:name="T28" style:family="text">
      <style:text-properties fo:font-variant="normal" fo:text-transform="none" fo:color="#252525" style:font-name="Roboto" fo:font-size="13.5pt" fo:letter-spacing="normal" fo:font-style="normal" fo:font-weight="bold" style:font-style-asian="italic" style:font-weight-asian="bold" style:font-style-complex="italic" style:font-weight-complex="bold" loext:padding="0cm" loext:border="none"/>
    </style:style>
    <style:style style:name="T29" style:family="text">
      <style:text-properties fo:font-variant="normal" fo:text-transform="none" fo:color="#252525" style:font-name="Roboto" fo:font-size="13.5pt" fo:letter-spacing="normal" fo:font-style="normal" fo:font-weight="bold" fo:background-color="transparent" loext:char-shading-value="0" style:font-weight-asian="bold" style:font-weight-complex="bold" loext:padding="0cm" loext:border="none"/>
    </style:style>
    <style:style style:name="T30" style:family="text">
      <style:text-properties fo:font-variant="normal" fo:text-transform="none" fo:color="#252525" style:font-name="Roboto" fo:font-size="13.5pt" fo:letter-spacing="normal" fo:font-style="normal" officeooo:rsid="001ff599" loext:padding="0cm" loext:border="none"/>
    </style:style>
    <style:style style:name="T31" style:family="text">
      <style:text-properties fo:font-variant="normal" fo:text-transform="none" fo:color="#252525" style:font-name="Roboto" fo:font-size="13.5pt" fo:letter-spacing="normal" fo:font-style="normal" fo:background-color="#ffff00" loext:char-shading-value="0" loext:padding="0cm" loext:border="none"/>
    </style:style>
    <style:style style:name="T32" style:family="text">
      <style:text-properties fo:font-variant="normal" fo:text-transform="none" fo:color="#252525" style:font-name="Roboto" fo:font-size="13.5pt" fo:letter-spacing="normal" fo:font-style="normal" fo:background-color="#ffff00" loext:char-shading-value="0" loext:padding="0cm" loext:border="none"/>
    </style:style>
    <style:style style:name="T33" style:family="text">
      <style:text-properties style:font-weight-asian="bold" style:font-weight-complex="bold"/>
    </style:style>
    <style:style style:name="T34" style:family="text">
      <style:text-properties officeooo:rsid="00158504" loext:padding="0cm" loext:border="none"/>
    </style:style>
    <style:style style:name="T35" style:family="text">
      <style:text-properties loext:padding="0cm" loext:border="none"/>
    </style:style>
    <style:style style:name="T36" style:family="text">
      <style:text-properties fo:color="#252525" style:font-name="Roboto" fo:font-size="13.5pt"/>
    </style:style>
    <style:style style:name="T37" style:family="text">
      <style:text-properties fo:color="#252525" style:font-name="Roboto" fo:font-size="13.5pt" style:font-weight-asian="normal" style:font-weight-complex="normal"/>
    </style:style>
    <style:style style:name="T38" style:family="text">
      <style:text-properties fo:color="#252525" style:font-name="Roboto" fo:font-size="13.5pt" fo:background-color="#ffff00" loext:char-shading-value="0"/>
    </style:style>
    <style:style style:name="T39" style:family="text">
      <style:text-properties fo:color="#252525" style:font-name="Roboto" fo:font-size="13.5pt" fo:background-color="#ffffff"/>
    </style:style>
    <style:style style:name="T40" style:family="text">
      <style:text-properties fo:color="#252525" style:font-name="Roboto" fo:font-size="13.5pt" officeooo:rsid="00239c70"/>
    </style:style>
    <style:style style:name="T41" style:family="text">
      <style:text-properties fo:background-color="#ffff00" loext:char-shading-value="0"/>
    </style:style>
    <style:style style:name="T42" style:family="text">
      <style:text-properties fo:font-weight="bold" style:font-weight-asian="bold" style:font-weight-complex="bold"/>
    </style:style>
    <style:style style:name="T43" style:family="text">
      <style:text-properties fo:font-weight="bold" fo:background-color="#ffff00" loext:char-shading-value="0" style:font-weight-asian="bold" style:font-weight-complex="bold"/>
    </style:style>
    <style:style style:name="T44" style:family="text">
      <style:text-properties officeooo:rsid="001d6ac4"/>
    </style:style>
    <style:style style:name="T45" style:family="text">
      <style:text-properties officeooo:rsid="001f5032"/>
    </style:style>
    <text:list-style style:name="L1">
      <text:list-level-style-number text:level="1" style:num-suffix=")" style:num-format="a">
        <style:list-level-properties text:list-level-position-and-space-mode="label-alignment">
          <style:list-level-label-alignment text:label-followed-by="listtab" text:list-tab-stop-position="1.402cm" fo:text-indent="-0.635cm" fo:margin-left="1.402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a tarea del árbitro </text:p>
      <text:p text:style-name="P7">La tarea del árbitro es evaluar de manera oportuna un documento para su publicación en un diario específico o en un procedimiento de conferencia. <text:span text:style-name="T41">Esto implica determinar si el trabajo presentado es correcto, si el problema estudiado y los resultados obtenidos son nuevos y significativos</text:span>, si la calidad de la presentación es satisfactoria o puede hacerse así, y qué revisiones y cambios al documento son necesarios y / o deseable. La evaluación debe ser con respecto a la cobertura y el grado de selectividad de la publicación específica.</text:p>
      <text:p text:style-name="P7">En este artículo, discutimos el problema de cómo evaluar un documento (de investigación) para publicación, y por inferencia, cómo escribir uno. <text:span text:style-name="T42">La pregunta principal que se aborda es la de determinar si el documento debe publicarse</text:span> y, de ser así, qué cambios y mejoras son necesarios. Se discuten el rol del editor y las reglas y procedimientos utilizados por la mayoría de las revistas de informática. También se ofrecen breves discusiones sobre propuestas de arbitraje y encuestas y documentos de tutoría.</text:p>
      <text:p text:style-name="P11">1. Introduction</text:p>
      <text:p text:style-name="P7"><text:span text:style-name="T33">Hay un flujo constante de artículos escritos y enviados para su publicación en conferencias, revistas, boletines, </text:span>y otras publicaciones periódicas. <text:span text:style-name="T42">Muchas de estas publicaciones utilizan a los árbitros como expertos externos imparciales para evaluar los trabajos. Este enfoque a menudo se llama revisión por pares.</text:span></text:p>
      <text:p text:style-name="P7"><text:span text:style-name="T33">En este artículo, </text:span><text:span text:style-name="T42">proporcionamos orientación a los árbitros </text:span><text:span text:style-name="T33">sobre cómo evaluar un documento, cómo escribir un informe de árbitro y cómo aplicar los estándares y procedimientos de uso común. El enfoque de este artículo es la evaluación de trabajos de investigación en áreas aplicadas de ciencias de la computación e ingeniería, tales como sistemas, arquitectura, hardware, comunicaciones </text:span><text:s/>y evaluación de desempeño, pero la mayor parte de la discusión es generalmente aplicable. También se proporciona alguna discusión sobre las propuestas de investigación de arbitraje y los <text:span text:style-name="T44">survey</text:span> y tutoriales. Además, los autores pueden encontrar este material útil para preparar artículos y presentarlos.</text:p>
      <text:p text:style-name="P14"><text:span text:style-name="T19">2.-</text:span><text:span text:style-name="T20">¿Qué es un </text:span><text:span text:style-name="T19">trabajo</text:span><text:span text:style-name="T20"> publicable?</text:span></text:p>
      <text:p text:style-name="P8"><text:span text:style-name="T35">Todo este artículo está destinado a abordar la cuestión de qué es un artículo publicable; En esta sección, proporcionamos algunos </text:span><text:span text:style-name="T34">breves comentarios;.</text:span></text:p>
      <text:p text:style-name="P13"><text:span text:style-name="T22">Un artículo es publicable si hace una contribución suficiente</text:span><text:span text:style-name="T12">. </text:span><text:span text:style-name="T22">Una contribución puede ser resultados de investigación </text:span><text:span text:style-name="T24">nueva</text:span><text:span text:style-name="T22"> e interesantes, una síntesis nueva e intuitiva de </text:span><text:soft-page-break/><text:span text:style-name="T22">resultados existentes, un estudio útil o tutorial en un campo, o una combinación de esos tipos.</text:span><text:span text:style-name="T12"> </text:span><text:span text:style-name="T10">Para citar a un árbitro para este artículo en sí mismo: "deben publicarse pequeños resultados que son sorprendentes y podrían generar nuevas investigaciones; </text:span><text:span text:style-name="T23">los </text:span><text:span text:style-name="T24">trabajos</text:span><text:span text:style-name="T23"> que son en su mayoría repeticiones de otras</text:span><text:span text:style-name="T24"> investigaciones</text:span><text:span text:style-name="T23"> no deben; los artículos que tienen buenas ideas mal expresadas no deben publicarse, pero se debe alentar a los autores a que los vuelvan a escribir de una manera mejor y más comp</text:span><text:span text:style-name="T25">rensible”</text:span><text:span text:style-name="T23">.</text:span></text:p>
      <text:p text:style-name="P13"><text:span text:style-name="T23">El papel del árbitro es proporcionar una opinión sobre si </text:span><text:span text:style-name="T24">la invstigación</text:span><text:span text:style-name="T23"> hace una contribución suficiente</text:span><text:span text:style-name="T10">. Rara vez hay una única evaluación correcta de un </text:span><text:span text:style-name="T14">trabajo</text:span><text:span text:style-name="T10">, y los lectores igualmente expertos e imparciales diferirán</text:span></text:p>
      <text:p text:style-name="P10">3. La tarea del árbitro</text:p>
      <text:p text:style-name="P9">Los dos componentes principales de un informe de árbitro son:</text:p>
      <text:list xml:id="list7127304029887418647" text:style-name="L1">
        <text:list-item>
          <text:p text:style-name="P23"><text:span text:style-name="T27">Una recomendación a favor o en contra de la publicación</text:span><text:span text:style-name="T23"> en una publicación o presentación específica en un foro específico. </text:span><text:span text:style-name="T10">Una recomendación equívoca es aceptable si se proporciona una discusión adecuada para la orientación del editor o del comité del programa. </text:span><text:span text:style-name="T23">Si se recomienda el rechazo, y si el documento contiene alguna investigación publicable, el informe puede sugerir otro lugar para publicar</text:span><text:span text:style-name="T10">. En todos los casos, se debe proporcionar suficiente discusión para justificar la recomendación.</text:span></text:p>
        </text:list-item>
        <text:list-item>
          <text:p text:style-name="P23"><text:span text:style-name="T27">Una lista de los cambios y revisiones necesarios y recomendados</text:span><text:span text:style-name="T23">.</text:span><text:span text:style-name="T10"> Una r</text:span><text:span text:style-name="T23">ecomendación para rechazar </text:span><text:span text:style-name="T10">el documento </text:span><text:span text:style-name="T23">no exime al árbitro de sugerir cambios que puedan permitir que el documento se publique en otro lugar o después de volver a enviarlo.</text:span><text:span text:style-name="T10"> El alcance de las revisiones necesarias, para la publicación de la revista, es en gran medida independiente de la recomendación para la publicación (eventual); para una conferencia, el poco tiempo disponible para las revisiones y la dificultad de organizar una segunda (o no) ronda de revisiones generalmente significa que un documento que requiere una revisión sustancial no puede ser aceptado.</text:span></text:p>
        </text:list-item>
      </text:list>
      <text:p text:style-name="P15"><text:span text:style-name="T13">Es muy importante que el árbitro recorra la línea incierta entre ser demasiado permisivo ("publicar todo") y demasiado restrictivo ("nada es lo suficientemente bueno como para publicar"). </text:span><text:span text:style-name="T23">Si el árbitro no es lo suficientemente crítico, se fomenta la investigación deficiente</text:span><text:span text:style-name="T13">, se otorga reconocimiento (de algún tipo) y honores (de algún tipo) a quienes no lo merecen, </text:span><text:span text:style-name="T23">el lector ingenuo e inexperto es engañado, el autor es engañado al respecto</text:span><text:span text:style-name="T13">. lo que es </text:span><text:soft-page-break/><text:span text:style-name="T13">publicable, </text:span><text:span text:style-name="T23">se alienta la falta de respeto al campo</text:span><text:span text:style-name="T13">, se distorsiona el desarrollo comercial, al igual que las decisiones de contratación, ascensos y tenencia, y el documento puede en realidad restar de la reserva general de conocimiento.</text:span><text:span text:style-name="T37"><text:line-break/></text:span><text:span text:style-name="T11">Si el árbitro es demasiado crítico con la investigación, bloquea la buena investigación de la publicación, o hace que se demore en la publicación, desperdicia el tiempo de los autores, perjudica las carreras y tal vez deja revistas sin nada para publicar y conferencias sin nada para presentar. Es particularmente importante no rechazar el trabajo nuevo y significativo que va en contra de la sabiduría prevaleciente o las modas actuales.</text:span><text:line-break/><text:span text:style-name="T9">Es importante que un árbitro que quiera ser tomado en serio tenga una visión intermedia de la carretera, sea capaz de distinguir entre el bien y el mal trabajo, y el mayor de los menos importantes de las contribuciones negativas a la literatura. Un árbitro que siempre dice "sí" o siempre dice "no" no es útil.</text:span></text:p>
      <text:p text:style-name="P16">4. Cómo leer un documento para el arbitraje</text:p>
      <text:p text:style-name="P5">Leer un documento con el fin de arbitrar está más cerca de lo que hace un <text:span text:style-name="T45">instructor</text:span> o profesor al calificar un documento que lo que hace un científico o ingeniero al leer un artículo publicado. En este último caso, la presunción es que el papel ha sido revisado previamente (revisado), y por lo tanto es correcto, novedoso y valioso. <text:span text:style-name="T43">El árbitro, por el contrario, tiene que leer el documento cuidadosamente, verificando y evaluando el material. No debe hacerse ninguna presunción en cuanto a la calidad o exactitud del papel</text:span>; Se debe leer con una mente abierta. El resultado de dicha lectura debe ser un informe del árbitro que pueda ser utilizado por un editor o un coordinador del programa.</text:p>
      <text:p text:style-name="P1"><text:span text:style-name="T10">Tenga en cuenta que el arbitraje de un documento puede requerir mucho tiempo y esfuerzo; ese esfuerzo no debe ser desperdiciado en una crítica detallada de un papel defectuoso que nunca se puede publicar. </text:span><text:span text:style-name="T27">Encontrar uno o más defectos fatales e incorregibles en un papel excusa al árbitro de verificar todos los detalles posteriores.</text:span></text:p>
      <text:p text:style-name="P1"><text:span text:style-name="T23">5. El Reporte del Árbitro.</text:span><text:span text:style-name="T8"><text:line-break/></text:span><text:span text:style-name="T10">Un buen reporte de árbitro debe tener varias partes. </text:span><text:span text:style-name="T23">Primero</text:span><text:span text:style-name="T10">, el árbitro debe exponer brevemente su recomendación y las razones para ello. </text:span><text:span text:style-name="T23">En segundo lugar</text:span><text:span text:style-name="T10">, </text:span><text:span text:style-name="T23">el árbitro debe resumir el punto del documento en 1-5 oraciones</text:span><text:span text:style-name="T10">, tanto para el uso del editor, como para asegurarse de que el árbitro entienda realmente el punto del </text:span><text:span text:style-name="T15">trabajo</text:span><text:span text:style-name="T10">. </text:span><text:span text:style-name="T23">Tercero</text:span><text:span text:style-name="T10">, el árbitro </text:span><text:span text:style-name="T23">debe evaluar el objetivo del trabajo tanto con respecto a su validez como a su importancia.</text:span><text:span text:style-name="T10"> </text:span><text:span text:style-name="T23">Cuarto</text:span><text:span text:style-name="T10">, el árbitro </text:span><text:span text:style-name="T23">debe evaluar la calidad del trabajo </text:span><text:span text:style-name="T10">(metodología, técnicas, precisión, errores, presentación) y, finalmente, el árbitro </text:span><text:span text:style-name="T23">debe proporcionar una recomendación general sobre la </text:span><text:soft-page-break/><text:span text:style-name="T23">publicación.</text:span><text:span text:style-name="T10"> </text:span><text:span text:style-name="T23">Si la recomendación es negativa,</text:span><text:span text:style-name="T10"> el árbitro siempre </text:span><text:span text:style-name="T23">debe tener claro por qué recomienda el rechazo.</text:span><text:span text:style-name="T10"> El árbitro también debe tener claro la fuerza de sus opiniones; una recomendación equívoca ("tal vez") es aceptable si las razones están claramente documentadas. En cualquier caso, el informe del árbitro debe contener suficiente discusión e información para justificar la recomendación.</text:span></text:p>
      <text:p text:style-name="P5"><text:span text:style-name="T42">Si la recomendación es favorable,</text:span> <text:span text:style-name="T42">es esencial que el árbitro proporcione una lista, siempre que sea apropiado,</text:span> <text:span text:style-name="T42">de los cambios necesarios y sugeridos.</text:span> <text:span text:style-name="T41">Si la recomendación es negativa, pero el documento puede recuperarse y enviarse a otra parte para su publicación o reenviarse a esta publicación, entonces también se debe proporcionar una lista similar</text:span> (pero quizás <text:span text:style-name="T41">menos detallad</text:span>a). Las sugerencias de lugares alternativos para publicar son siempre bienvenidas.</text:p>
      <text:p text:style-name="P6">Por lo general, el texto del informe del árbitro se entrega al autor, y se le quita todo el material circundante que lo identifica. Por lo tanto, si bien es importante que el informe del árbitro sea claro y explícito, no debe ser insultante. Palabras como "tonto" e "idiota" no deben usarse para referirse al autor, ni términos como "basura" para el artículo. Una revisión de un artículo debe dirigirse al artículo y no debe ser un ataque personal contra el autor. Sin embargo, la revisión de una propuesta es también una revisión del investigador, y es apropiado evaluar sus habilidades de investigación así como la investigación propuesta; en ningún caso, sin embargo, la evaluación debe ser distinta de objetiva y justa. Cuanto más se pueda hacer una revisión psicológicamente aceptable para el autor, más útil será.</text:p>
      <text:p text:style-name="P2"><text:span text:style-name="T10">El árbitro debe asegurarse de que su informe llegue al editor de manera oportuna. Las revistas de informática son notorias por tener largos retrasos entre la presentación y la publicación; los dos componentes principales de ese retraso son los árbitros y la cola de publicación de la propia revista. ¡Imagínate si fuera tu </text:span><text:span text:style-name="T16">trabajo</text:span><text:span text:style-name="T10">! En el contexto de una conferencia, los informes de los árbitros deben llegar al presidente del programa mucho antes de la reunión del comité del programa para que el material pueda reunirse y prepararse para el debate.</text:span></text:p>
      <text:p text:style-name="P3"><text:span text:style-name="T23">6. Problemas en la evaluación de un trabajo de investigación</text:span><text:line-break/><text:span text:style-name="T6">El árbitro es responsable de evaluar la novedad, la importancia, la corrección y la legibilidad de un documento.</text:span><text:span text:style-name="T5"> Este conjunto general de objetivos se puede dividir en una serie de preguntas mucho más específicas que se aplicarán al documento, como veremos en esta sección</text:span></text:p>
      <text:p text:style-name="P4"><text:span text:style-name="T1">¿Cuál es el propósito del </text:span><text:span text:style-name="T2">trabajo</text:span><text:span text:style-name="T1">?</text:span></text:p>
      <text:p text:style-name="P25">¿Cuál es el problema que se está considerando? ¿Está claramente establecido? ¿El autor aclara cuáles son los temas importantes? ¿Te dice el autor, al principio del artículo, lo que <text:soft-page-break/>ha logrado? Por ejemplo, si esta es una descripción del sistema, ¿se ha implementado el sistema o es solo un diseño?</text:p>
      <text:p text:style-name="P17"><text:line-break/><text:span text:style-name="T3">¿Este </text:span><text:span text:style-name="T4">trabajo</text:span><text:span text:style-name="T3"> es apropiado?</text:span></text:p>
      <text:p text:style-name="P18"><text:span text:style-name="T42">¿Es este trabajo apropiado para este foro?</text:span> Uno no envía los artículos de teoría de colas a EE Times, ni análisis de mercado de la última versión de Windows a JACM o Proceedings of the IEEE. ¿Este documento tiene algo que ver con la informática o la ingeniería?</text:p>
      <text:p text:style-name="P17"><text:span text:style-name="T3">¿Es importante el objetivo de este trabajo?</text:span><text:span text:style-name="T7"><text:line-break/></text:span><text:span text:style-name="T10">Para el caso, </text:span><text:span text:style-name="T23">¿es real el problema?</text:span><text:span text:style-name="T10"> ¿Contradice alguna ley física conocida (por ejemplo, máquinas de movimiento perpetuo) o mediciones ampliamente informadas?</text:span></text:p>
      <text:p text:style-name="P17"><text:span text:style-name="T23">¿Es el enfoque utilizado suficiente para el propósito? Por ejemplo, los datos están disponibles, pero el autor ha utilizado una simulación basada en números aleatorios con parámetros poco realistas.</text:span><text:span text:style-name="T10"> ¿Importa? Detrás de los cálculos del sobre son a menudo suficientes.</text:span></text:p>
      <text:p text:style-name="P22"><text:span text:style-name="T10">Si se trata de una presentación de una nueva idea, por ejemplo, un nuevo diseño o un nuevo concepto, </text:span><text:span text:style-name="T23">¿se presenta la cantidad apropiada de discusión o análisis?</text:span><text:span text:style-name="T10"> No debe haber ni mucho ni muy poco. Los documentos de archivo publicados son tradicionalmente concisos y completos, pero no crípticos;</text:span><text:span text:style-name="T23"> Las discusiones extensas y detalladas, junto con datos de apoyo voluminosos, se publican mejor como un informe técnico.</text:span></text:p>
      <text:p text:style-name="P22"><text:span text:style-name="T3">¿Es correcta la ejecución real de la investigación?</text:span></text:p>
      <text:p text:style-name="P22"><text:span text:style-name="T10">¿Son correctas las matemáticas? </text:span><text:span text:style-name="T23">Uno o más árbitros deben revisar las matemáticas en detalle</text:span><text:span text:style-name="T10">; </text:span><text:span text:style-name="T23">un árbitro siempre debe informar al editor si no leyó o verificó alguna parte del documento.</text:span><text:span text:style-name="T10"> ¿Son convincentes las pruebas? ¿Son correctas las estadísticas? ¿Se describe la metodología de simulación con suficiente detalle para convencer al lector de que los resultados son válidos y, para las simulaciones estocásticas, son los intervalos de confianza para los resultados dados? ¿Los resultados son consistentes con los supuestos y / o con hechos o mediciones observados? ¿Se han verificado las condiciones de contorno? ¿Son los resultados plausibles, o incluso posibles? ¿El autor hizo lo que parece reclamar? Por ejemplo, ¿simuló el sistema original o un modelo razonable del mismo, o simuló el modelo matemático aproximado del sistema?</text:span></text:p>
      <text:p text:style-name="P20">¿Se están sacando las conclusiones correctas de los resultados?</text:p>
      <text:p text:style-name="P22"><text:span text:style-name="T17">¿</text:span><text:span text:style-name="T28">Se están sacando conclusiones de los resultados</text:span><text:span text:style-name="T17">? ¿Cuáles son las aplicaciones o implicaciones de los resultados? ¿Existe una discusión adecuada de por qué se obtuvieron estos resultados</text:span></text:p>
      <text:p text:style-name="P28">¿Es satisfactoria la presentación?</text:p>
      <text:p text:style-name="P24"><text:span text:style-name="T17">La primera pregunta es si </text:span><text:span text:style-name="T28">el documento está escrito lo suficientemente bien como para que los contenidos técnicos </text:span><text:soft-page-break/><text:span text:style-name="T28">puedan ser evaluados</text:span><text:span text:style-name="T17">. Un artículo que es incomprensible no es publicable. Un documento que requiere una revisión extensa no se puede publicar en su forma actual, y puede que nunca lo sea. Suponiendo que el documento sea legible, se necesita una evaluación de la presentación, además de la evaluación técnica. Se remite al lector a artículos tales como [Día 77] sobre cómo escribir un documento; </text:span><text:span text:style-name="T28">En esta sección, nos concentramos en cómo evaluar la forma en que está escrito.</text:span></text:p>
      <text:p text:style-name="P24"><text:span text:style-name="T23">¿El resumen describe el </text:span><text:span text:style-name="T26">trabajao</text:span><text:span text:style-name="T23">?</text:span><text:span text:style-name="T10"> (El lector debe poder obtener la esencia del documento leyendo el resumen. </text:span><text:span text:style-name="T23">El resumen no solo debe describir el problema, sino que también debe resumir brevemente los resultados clave.</text:span><text:span text:style-name="T10">) ¿La introducción explica adecuadamente el problema y el marco de la investigación? ¿Están las secciones restantes claras y siguen en un orden lógico? ¿Hay demasiado o muy poco detalle? ¿Son correctos la gramática y la sintaxis? ¿Las figuras y tablas están bien etiquetadas? ¿Son legibles las figuras? ¿significativo? ¿Hay demasiadas o muy pocas tablas y figuras? ¿Las explicaciones son malas o incluso sin sentido? ¿Es el autor demasiado detallado o demasiado conciso y críptico? ¿Es el documento lo suficientemente autónomo como para que alguien con conocimientos en el campo pueda leerlo o el lector necesite un conocimiento detallado de los resultados publicados en otros lugares? Si el autor remite al lector a otros documentos para obtener detalles cruciales, ¿le crees? Si faltan secciones de este documento o están incompletas, debido a una fecha límite, ¿cree que se completarán según lo prometido? ¿Es el papel demasiado coloquial o demasiado formal en su estilo? ¿Es el formalismo útil o necesario? ¿Hay muchos errores tipográficos? ¿Es el papel demasiado largo? Si es así, ¿es porque contiene demasiado material o porque el autor ha sido demasiado detallado? Es decir, ¿hay demasiada discusión o demasiadas tablas y figuras? ¿Se podría dividir el papel en dos o más papeles sin perder coherencia? El </text:span><text:span text:style-name="T18">documento</text:span><text:span text:style-name="T10"> debe ser lo suficientemente largo para presentar el material necesario, y no más. Dentro de lo razonable, deje que el editor o el coordinador del programa se preocupe por los límites de página específicos.</text:span></text:p>
      <text:p text:style-name="P30"><text:span text:style-name="T20">No es el trabajo del árbitro, sin embargo, volver a escribir el </text:span><text:span text:style-name="T30">articulo</text:span><text:span text:style-name="T20"> para el autor.</text:span></text:p>
      <text:p text:style-name="P29">What did you learn?</text:p>
      <text:p text:style-name="P30"><text:span text:style-name="T20">If you didn’t learn anything, and/or if the intended reader won’t learn anything, </text:span><text:span text:style-name="T32">the paper is not publishable.</text:span></text:p>
      <text:p text:style-name="P30"><text:span text:style-name="T32"/></text:p>
      <text:p text:style-name="P27"><text:span text:style-name="T36">7. En general, ¿qué tan bueno es? ¿Que recomiendas?</text:span></text:p>
      <text:p text:style-name="P26"><text:span text:style-name="T36">¿Puedes poner el </text:span><text:span text:style-name="T40">artículo</text:span><text:span text:style-name="T36"> en una de estas categorías?</text:span></text:p>
      <text:p text:style-name="P24"><text:line-break/></text:p>
      <text:p text:style-name="P24"><text:soft-page-break/><text:line-break/></text:p>
      <text:p text:style-name="P31"><text:line-break/></text:p>
      <text:p text:style-name="P24"><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Ubuntu" svg:font-family="Ubuntu,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3:50:27.961240222</meta:creation-date>
    <dc:date>2019-03-28T15:52:11.424770384</dc:date>
    <meta:editing-duration>PT53M19S</meta:editing-duration>
    <meta:editing-cycles>4</meta:editing-cycles>
    <meta:generator>LibreOffice/5.1.6.2$Linux_X86_64 LibreOffice_project/10m0$Build-2</meta:generator>
    <meta:document-statistic meta:table-count="0" meta:image-count="0" meta:object-count="0" meta:page-count="7" meta:paragraph-count="46" meta:word-count="2459" meta:character-count="15470" meta:non-whitespace-character-count="13047"/>
  </office:meta>
</office:document-meta>
</file>